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3" svg:font-family="Arial" style:font-adornments="Обычный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1134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0.9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ext-properties style:font-name="Arial" fo:font-weight="bold" style:font-weight-asian="bold" style:font-weight-complex="bold"/>
    </style:style>
    <style:style style:name="ce2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2"/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 style:data-style-name="N1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3"/>
    </style:style>
  </office:automatic-styles>
  <office:body>
    <office:spreadsheet>
      <table:table table:name="data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Push Button 1" form:control-implementation="ooo:com.sun.star.form.component.CommandButton" xml:id="control1" form:id="control1" form:label="Generat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enCCX?language=Basic&amp;location=document" xlink:type="simple"/>
              </office:event-listeners>
            </form:button>
          </form:form>
        </office:forms>
        <table:table-column table:style-name="co3" table:default-cell-style-name="ce2"/>
        <table:table-column table:style-name="co2" table:default-cell-style-name="Default"/>
        <table:table-column table:style-name="co4" table:default-cell-style-name="ce18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table:number-columns-spanned="5" table:number-rows-spanned="1">
            <text:p>Cable under quazi static loading</text:p>
          </table:table-cell>
          <table:covered-table-cell/>
          <table:covered-table-cell table:style-name="ce4"/>
          <table:covered-table-cell/>
          <table:covered-table-cell>
            <draw:control table:end-cell-address="data.F2" table:end-x="0.6795in" table:end-y="0.0949in" draw:z-index="0" draw:text-style-name="P1" svg:width="1.2075in" svg:height="0.2303in" svg:x="0.361in" svg:y="0.0421in" draw:control="control1"/>
          </table:covered-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4" office:value-type="string">
            <office:annotation draw:style-name="gr1" draw:text-style-name="P2" svg:width="1.1413in" svg:height="0.5457in" svg:x="4.9449in" svg:y="0.176in" draw:caption-point-x="-0.2402in" draw:caption-point-y="0.0055in">
              <dc:date>2013-03-28T00:00:00</dc:date>
              <text:p text:style-name="P2"><text:span text:style-name="T1">Don't remove or change this header</text:span></text:p>
            </office:annotation>
            <text:p>INPUT DATA</text:p>
          </table:table-cell>
          <table:table-cell table:number-columns-repeated="7"/>
        </table:table-row>
        <table:table-row table:style-name="ro1">
          <table:table-cell office:value-type="string">
            <text:p>Span L=</text:p>
          </table:table-cell>
          <table:table-cell table:style-name="ce7" office:value-type="float" office:value="300">
            <text:p>300</text:p>
          </table:table-cell>
          <table:table-cell office:value-type="string">
            <text:p>Ft =</text:p>
          </table:table-cell>
          <table:table-cell table:style-name="ce9" table:formula="of:=0.3048*[.B3]" office:value-type="float" office:value="91.44">
            <text:p>91.44</text:p>
          </table:table-cell>
          <table:table-cell office:value-type="string">
            <text:p>m</text:p>
          </table:table-cell>
          <table:table-cell table:number-columns-repeated="4"/>
          <table:table-cell table:style-name="ce25"/>
        </table:table-row>
        <table:table-row table:style-name="ro1">
          <table:table-cell office:value-type="string">
            <text:p>Initial Sag Value f0=</text:p>
          </table:table-cell>
          <table:table-cell table:style-name="ce7" office:value-type="float" office:value="2.7">
            <text:p>2.7</text:p>
          </table:table-cell>
          <table:table-cell table:style-name="ce19" office:value-type="string">
            <text:p>Ft =</text:p>
          </table:table-cell>
          <table:table-cell table:style-name="ce22" table:formula="of:=0.3048*[.B4]" office:value-type="float" office:value="0.82296">
            <text:p>0.8230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iameter d =</text:p>
          </table:table-cell>
          <table:table-cell table:style-name="ce7" office:value-type="float" office:value="1.75">
            <text:p>1.75</text:p>
          </table:table-cell>
          <table:table-cell office:value-type="string">
            <text:p>in =</text:p>
          </table:table-cell>
          <table:table-cell table:style-name="ce9" table:formula="of:=0.0254*[.B5]" office:value-type="float" office:value="0.04445">
            <text:p>0.04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table:style-name="ce3" office:value-type="string">
            <text:p>Young's Modulus E=</text:p>
          </table:table-cell>
          <table:table-cell table:style-name="ce7" office:value-type="float" office:value="20000">
            <text:p>20000</text:p>
          </table:table-cell>
          <table:table-cell office:value-type="string">
            <text:p>ksi =</text:p>
          </table:table-cell>
          <table:table-cell table:style-name="ce10" table:formula="of:=6894757*[.B6]" office:value-type="float" office:value="137895140000">
            <text:p>1.38E+11</text:p>
          </table:table-cell>
          <table:table-cell office:value-type="string">
            <text:p>Pa</text:p>
          </table:table-cell>
          <table:table-cell table:number-columns-repeated="4"/>
          <table:table-cell table:style-name="ce26"/>
        </table:table-row>
        <table:table-row table:style-name="ro1">
          <table:table-cell table:style-name="ce3" office:value-type="string">
            <text:p>Weight / Length q=</text:p>
          </table:table-cell>
          <table:table-cell table:style-name="ce7" table:formula="of:=0.25*PI()*[.B5]^2*0.196*12" office:value-type="float" office:value="5.65722297095182">
            <text:p>5.66</text:p>
          </table:table-cell>
          <table:table-cell office:value-type="string">
            <text:p>lb/ft =</text:p>
          </table:table-cell>
          <table:table-cell table:style-name="ce9" table:formula="of:=0.4535924*[.B7]/0.3048" office:value-type="float" office:value="8.41887580291721">
            <text:p>8.42</text:p>
          </table:table-cell>
          <table:table-cell office:value-type="string">
            <text:p>kg/m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9"/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 table:number-rows-repeated="3">
          <table:table-cell/>
          <table:table-cell table:style-name="ce8"/>
          <table:table-cell table:number-columns-repeated="8"/>
        </table:table-row>
        <table:table-row table:style-name="ro1">
          <table:table-cell table:style-name="ce4"/>
          <table:table-cell table:style-name="ce8"/>
          <table:table-cell table:number-columns-repeated="8"/>
        </table:table-row>
        <table:table-row table:style-name="ro1">
          <table:table-cell table:style-name="ce4" office:value-type="string">
            <text:p>OUTPUT DATA</text:p>
          </table:table-cell>
          <table:table-cell table:number-columns-repeated="9"/>
        </table:table-row>
        <table:table-row table:style-name="ro1">
          <table:table-cell table:style-name="ce3" office:value-type="string">
            <text:p>L0=</text:p>
          </table:table-cell>
          <table:table-cell table:style-name="ce9" table:formula="of:=[.D3]+(8/3)*[.D4]^2/[.D3]" office:value-type="float" office:value="91.45975104">
            <text:p>91.46</text:p>
          </table:table-cell>
          <table:table-cell office:value-type="string">
            <text:p>m</text:p>
          </table:table-cell>
          <table:table-cell table:style-name="ce9" table:formula="of:=3.28084*[.B15]" office:value-type="float" office:value="300.064809602074">
            <text:p>300.06</text:p>
          </table:table-cell>
          <table:table-cell office:value-type="string">
            <text:p>ft</text:p>
          </table:table-cell>
          <table:table-cell table:number-columns-repeated="5"/>
        </table:table-row>
        <table:table-row table:style-name="ro2">
          <table:table-cell table:style-name="ce3" office:value-type="string">
            <text:p>Area =</text:p>
          </table:table-cell>
          <table:table-cell table:style-name="ce10" table:formula="of:=PI()*[.D5]^2/4" office:value-type="float" office:value="0.00155179165473609">
            <text:p>1.55E-03</text:p>
          </table:table-cell>
          <table:table-cell office:value-type="string">
            <text:p>m<text:span text:style-name="T2">²</text:span></text:p>
          </table:table-cell>
          <table:table-cell table:number-columns-repeated="7"/>
        </table:table-row>
        <table:table-row table:style-name="ro2">
          <table:table-cell table:style-name="ce3" office:value-type="string">
            <text:p>p=q/A=</text:p>
          </table:table-cell>
          <table:table-cell table:style-name="ce10" table:formula="of:=9.81*[.D7]/[.B16]" office:value-type="float" office:value="53221.8171006106">
            <text:p>5.32E+04</text:p>
          </table:table-cell>
          <table:table-cell office:value-type="string">
            <text:p>N/m<text:span text:style-name="T2">³</text:span></text:p>
          </table:table-cell>
          <table:table-cell table:number-columns-repeated="7"/>
        </table:table-row>
        <table:table-row table:style-name="ro1">
          <table:table-cell table:style-name="ce3" office:value-type="string">
            <text:p>Final Sag Value f=</text:p>
          </table:table-cell>
          <table:table-cell table:style-name="ce11" table:formula="of:=CABLE_F_1([.B15];[.B17];[.D3];[.D6])" office:value-type="float" office:value="1.28815860588363">
            <text:p>1.28816</text:p>
          </table:table-cell>
          <table:table-cell office:value-type="string">
            <text:p>m</text:p>
          </table:table-cell>
          <table:table-cell table:style-name="ce12" table:formula="of:=3.28084*[.B18]" office:value-type="float" office:value="4.22624228052725">
            <text:p>4.23</text:p>
          </table:table-cell>
          <table:table-cell office:value-type="string">
            <text:p>ft</text:p>
          </table:table-cell>
          <table:table-cell table:number-columns-repeated="5"/>
        </table:table-row>
        <table:table-row table:style-name="ro1">
          <table:table-cell table:style-name="ce5" office:value-type="string">
            <text:p>disp=f-f0=</text:p>
          </table:table-cell>
          <table:table-cell table:style-name="ce12" table:formula="of:=[.B18]-[.D4]" office:value-type="float" office:value="0.46519860588363">
            <text:p>0.47</text:p>
          </table:table-cell>
          <table:table-cell table:style-name="ce20" office:value-type="string">
            <text:p>m</text:p>
          </table:table-cell>
          <table:table-cell table:style-name="ce9" table:formula="of:=3.28084*[.B19]" office:value-type="float" office:value="1.52624219412725">
            <text:p>1.53</text:p>
          </table:table-cell>
          <table:table-cell office:value-type="string">
            <text:p>ft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tress =</text:p>
          </table:table-cell>
          <table:table-cell table:style-name="ce10" table:formula="of:=[.B17]*[.D3]^2/(8*[.B18])" office:value-type="float" office:value="43182005.3286556">
            <text:p>4.32E+07</text:p>
          </table:table-cell>
          <table:table-cell office:value-type="string">
            <text:p>Pa</text:p>
          </table:table-cell>
          <table:table-cell table:style-name="ce9" table:formula="of:=0.0001450377*[.B20]/1000" office:value-type="float" office:value="6.26301873425595">
            <text:p>6.26</text:p>
          </table:table-cell>
          <table:table-cell office:value-type="string">
            <text:p>ksi</text:p>
          </table:table-cell>
          <table:table-cell table:number-columns-repeated="5"/>
        </table:table-row>
        <table:table-row table:style-name="ro1">
          <table:table-cell table:style-name="ce5" office:value-type="string">
            <text:p>Tension Force = Stress*Area =</text:p>
          </table:table-cell>
          <table:table-cell table:style-name="ce13" table:formula="of:=[.B20]*[.B16]" office:value-type="float" office:value="67009.475503777">
            <text:p>6.70E+04</text:p>
          </table:table-cell>
          <table:table-cell table:style-name="ce20" office:value-type="string">
            <text:p>N </text:p>
          </table:table-cell>
          <table:table-cell table:style-name="ce23" table:formula="of:=0.2248089*[.B21]" office:value-type="float" office:value="15064.326477581">
            <text:p>15064</text:p>
          </table:table-cell>
          <table:table-cell office:value-type="string">
            <text:p>lbf</text:p>
          </table:table-cell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9"/>
        </table:table-row>
        <table:table-row table:style-name="ro1" table:number-rows-repeated="2">
          <table:table-cell/>
          <table:table-cell table:style-name="ce8"/>
          <table:table-cell table:style-name="Default"/>
          <table:table-cell table:number-columns-repeated="7"/>
        </table:table-row>
        <table:table-row table:style-name="ro1">
          <table:table-cell table:style-name="ce6"/>
          <table:table-cell table:style-name="ce14"/>
          <table:table-cell table:style-name="ce21"/>
          <table:table-cell table:number-columns-repeated="7"/>
        </table:table-row>
        <table:table-row table:style-name="ro1">
          <table:table-cell/>
          <table:table-cell table:style-name="ce15"/>
          <table:table-cell table:style-name="ce21"/>
          <table:table-cell table:number-columns-repeated="7"/>
        </table:table-row>
        <table:table-row table:style-name="ro1">
          <table:table-cell/>
          <table:table-cell table:style-name="ce1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7"/>
          <table:table-cell table:style-name="Default"/>
          <table:table-cell table:style-name="ce24"/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3" svg:font-family="Arial" style:font-adornments="Обычный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4">
      <number:number number:decimal-places="5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4"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4/25/2013</text:date>, <text:time>17:1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_28_2_29_" style:display-name="PageStyle_Sheet1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7M16S</meta:editing-duration>
    <meta:editing-cycles>57</meta:editing-cycles>
    <meta:generator>OpenOffice.org/3.4.1$Win32 OpenOffice.org_project/341m1$Build-9593</meta:generator>
    <dc:date>2013-04-25T17:18:51.68</dc:date>
    <meta:document-statistic meta:table-count="3" meta:cell-count="59" meta:object-count="1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
Sub GenCCX



Dim Doc as Object
Dim Sheet as Object
Dim SearchDesc as Object
Dim Found as Object
Dim CellAdr0 as Object


 Doc = ThisComponent
'
  Sheet = Doc.Sheets.getByName("data")
  SearchDesc = Sheet.createSearchDescriptor()
  SearchDesc.SearchString = "INPUT DATA"
  Found = Sheet.findAll(SearchDesc)
  CellAdr0 = Found(0).getCellAddress
	  i0=CellAdr0.Row
	  j0=CellAdr0.Column
			
	L=Sheet.getCellByPosition(j0+1,i0+1).Value
	fo=Sheet.getCellByPosition(j0+1,i0+2).Value
	d=Sheet.getCellByPosition(j0+1,i0+3).Value	
	E=Sheet.getCellByPosition(j0+1,i0+4).Value
	q=Sheet.getCellByPosition(j0+1,i0+5).Value

					
A=3.1416*d^2/4
	
N=15
dL=L/N
Ks=E*A/dL
dF=9.81*q*dL

Dim iNumber As Integer
Dim aFile As String

aFile = ConvertToURL(Doc.URL &amp; ".inp") 
iNumber = Freefile


Open aFile For Output As #iNumber

Print #iNumber,"*NODE, NSET=Nall"
For i=1 To N+1
x=(i-1)*L/(N)
y=(4*fo/L^2)*(x-L/2)^2-fo
Print #iNumber,Str(i)&amp;","&amp;Str(x)&amp;","&amp;Str(y)&amp;",0"
Next i

Print #iNumber,"*ELEMENT,TYPE=Springa, ELSET=Eall"
For i=1 To N
Print #iNumber,Str(i)&amp;","&amp;Str(i)&amp;","&amp;Str(i+1)
Next i


Print #iNumber,"*BOUNDARY"
Print #iNumber,"1,1,3"
Print #iNumber,Str(N+1)&amp;",1,3"
For i=2 To N
Print #iNumber,Str(i)&amp;",3"
Next i

Print #iNumber,""
Print #iNumber,"*SPRING,ELSET=Eall"
Print #iNumber,Str(Ks)
Print #iNumber,""
Print #iNumber,"*STEP,NLGEOM=ON,INC=1000000"
Print #iNumber,"*STATIC"
Print #iNumber,"*CLOAD"
Print #iNumber,"Nall,2,"&amp;Str(-dF)
Print #iNumber,""
Print #iNumber,"*NODE FILE"
Print #iNumber,"U"
Print #iNumber,"*END STEP"
Close #iNumber


End Sub



Function cable_sigma(B, C, D)
cable_sigma = (Sqr(-C * (4 * D ^ 3 - 27 * B ^ 2 * C)) / (6 * Sqr(3) * B ^ 2) + (27 * B ^ 2 * C - 2 * D ^ 3) / (54 * B ^ 3)) ^ (1 / 3) + D ^ 2 / (9 * B ^ 2 * (Sqr(-C * (4 * D ^ 3 - 27 * B ^ 2 * C)) / (6 * Sqr(3) * B ^ 2) + (27 * B ^ 2 * C - 2 * D ^ 3) / (54 * B ^ 3)) ^ (1 / 3)) - D / (3 * B)
End Function



Function cable_f_1(L0,p,l,E)

cable_f_1=((l*sqr(-l*(32*E^2*L0^3+(-96*l*E^2-9*l^3*p^2)*L0^2+96*l^2*E^2*L0-32*l^3*E^2)))/(128*E)+(3*l^3*p*L0)/(128*E))^(1/3)-(l^2-l*L0)/(8*((l*sqr(-l*(32*E^2*L0^3+(-96*l*E^2-9*l^3*p^2)*L0^2+96*l^2*E^2*L0-32*l^3*E^2)))/(128*E)+(3*l^3*p*L0)/(128*E))^(1/3))
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